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800000" officeooo:rsid="000ed2dc" officeooo:paragraph-rsid="00144973"/>
    </style:style>
    <style:style style:name="P2" style:family="paragraph" style:parent-style-name="Standard">
      <style:text-properties fo:color="#800000" officeooo:rsid="000238ed" officeooo:paragraph-rsid="00144973"/>
    </style:style>
    <style:style style:name="P3" style:family="paragraph" style:parent-style-name="Standard">
      <style:text-properties fo:color="#800000" officeooo:rsid="000eb480" officeooo:paragraph-rsid="00144973"/>
    </style:style>
    <style:style style:name="P4" style:family="paragraph" style:parent-style-name="Standard">
      <style:text-properties fo:color="#800000" style:text-underline-style="none" fo:font-weight="normal" officeooo:rsid="000238ed" officeooo:paragraph-rsid="00144973" style:font-weight-asian="normal" style:font-weight-complex="normal"/>
    </style:style>
    <style:style style:name="P5" style:family="paragraph" style:parent-style-name="Standard">
      <style:text-properties fo:color="#800000" style:text-underline-style="none" fo:font-weight="normal" officeooo:rsid="000eb480" officeooo:paragraph-rsid="00144973" style:font-weight-asian="normal" style:font-weight-complex="normal"/>
    </style:style>
    <style:style style:name="P6" style:family="paragraph" style:parent-style-name="Standard">
      <style:text-properties fo:color="#800000" officeooo:rsid="0005e7bf" officeooo:paragraph-rsid="00144973"/>
    </style:style>
    <style:style style:name="P7" style:family="paragraph" style:parent-style-name="Standard">
      <style:text-properties fo:color="#800000" officeooo:rsid="002c43d0" officeooo:paragraph-rsid="00144973"/>
    </style:style>
    <style:style style:name="P8" style:family="paragraph" style:parent-style-name="Standard">
      <style:text-properties fo:color="#800000" officeooo:rsid="0033cd1b" officeooo:paragraph-rsid="00144973"/>
    </style:style>
    <style:style style:name="P9" style:family="paragraph" style:parent-style-name="Standard">
      <style:text-properties officeooo:rsid="000238ed" officeooo:paragraph-rsid="00144973"/>
    </style:style>
    <style:style style:name="P10" style:family="paragraph" style:parent-style-name="Standard">
      <style:text-properties officeooo:rsid="000238ed" officeooo:paragraph-rsid="00179a52"/>
    </style:style>
    <style:style style:name="P11" style:family="paragraph" style:parent-style-name="Standard">
      <style:text-properties officeooo:rsid="000238ed" officeooo:paragraph-rsid="001db8cf"/>
    </style:style>
    <style:style style:name="P12" style:family="paragraph" style:parent-style-name="Standard">
      <style:paragraph-properties fo:text-align="start" style:justify-single-word="false"/>
      <style:text-properties officeooo:rsid="002faee6" officeooo:paragraph-rsid="00144973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0f8adb" officeooo:paragraph-rsid="00144973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0fe745" officeooo:paragraph-rsid="00144973" style:font-weight-asian="bold" style:font-weight-complex="bold"/>
    </style:style>
    <style:style style:name="P15" style:family="paragraph" style:parent-style-name="Standard">
      <style:text-properties officeooo:rsid="003d283a" officeooo:paragraph-rsid="00144973"/>
    </style:style>
    <style:style style:name="P16" style:family="paragraph" style:parent-style-name="Standard">
      <style:text-properties fo:color="#990000" officeooo:rsid="000238ed" officeooo:paragraph-rsid="00144973"/>
    </style:style>
    <style:style style:name="P17" style:family="paragraph" style:parent-style-name="Standard">
      <style:text-properties fo:color="#990000" officeooo:rsid="0007e261" officeooo:paragraph-rsid="00144973"/>
    </style:style>
    <style:style style:name="P18" style:family="paragraph" style:parent-style-name="Standard">
      <style:text-properties fo:color="#990000" officeooo:rsid="0005e7bf" officeooo:paragraph-rsid="00144973"/>
    </style:style>
    <style:style style:name="P19" style:family="paragraph" style:parent-style-name="Standard">
      <style:text-properties style:text-underline-style="none" fo:font-weight="normal" officeooo:rsid="000238ed" officeooo:paragraph-rsid="00144973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179a52" officeooo:paragraph-rsid="0018334d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normal" officeooo:rsid="000238ed" officeooo:paragraph-rsid="00144973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use-window-font-color="true" officeooo:rsid="0005e7bf" officeooo:paragraph-rsid="00144973"/>
    </style:style>
    <style:style style:name="P23" style:family="paragraph" style:parent-style-name="Standard">
      <style:text-properties fo:color="#3333ff" officeooo:rsid="00179a52" officeooo:paragraph-rsid="00179a52"/>
    </style:style>
    <style:style style:name="P24" style:family="paragraph" style:parent-style-name="Standard">
      <style:text-properties fo:color="#3333ff" officeooo:rsid="00179a52" officeooo:paragraph-rsid="001820c6"/>
    </style:style>
    <style:style style:name="P25" style:family="paragraph" style:parent-style-name="Standard">
      <style:text-properties fo:color="#3333ff" officeooo:rsid="00179a52" officeooo:paragraph-rsid="0018334d"/>
    </style:style>
    <style:style style:name="P26" style:family="paragraph" style:parent-style-name="Standard">
      <style:text-properties fo:color="#3333ff" style:text-underline-style="none" fo:font-weight="normal" officeooo:rsid="00179a52" officeooo:paragraph-rsid="001820c6" style:font-weight-asian="normal" style:font-weight-complex="normal"/>
    </style:style>
    <style:style style:name="P27" style:family="paragraph" style:parent-style-name="Standard">
      <style:text-properties fo:color="#3333ff" style:text-underline-style="none" fo:font-weight="normal" officeooo:rsid="00179a52" officeooo:paragraph-rsid="001aa55e" style:font-weight-asian="normal" style:font-weight-complex="normal"/>
    </style:style>
    <style:style style:name="P28" style:family="paragraph" style:parent-style-name="Standard">
      <style:text-properties fo:color="#3333ff" style:text-underline-style="none" fo:font-weight="normal" officeooo:rsid="00179a52" officeooo:paragraph-rsid="001c2d44" style:font-weight-asian="normal" style:font-weight-complex="normal"/>
    </style:style>
    <style:style style:name="P29" style:family="paragraph" style:parent-style-name="Standard">
      <style:text-properties fo:color="#3333ff" style:text-underline-style="none" fo:font-weight="normal" officeooo:rsid="00179a52" officeooo:paragraph-rsid="001db8cf" style:font-weight-asian="normal" style:font-weight-complex="normal"/>
    </style:style>
    <style:style style:name="P30" style:family="paragraph" style:parent-style-name="Standard">
      <style:text-properties fo:color="#3333ff" style:text-underline-style="none" fo:font-weight="normal" officeooo:rsid="00179a52" officeooo:paragraph-rsid="00201769" style:font-weight-asian="normal" style:font-weight-complex="normal"/>
    </style:style>
    <style:style style:name="P31" style:family="paragraph" style:parent-style-name="Standard">
      <style:text-properties fo:color="#3333ff" style:text-underline-style="none" fo:font-weight="normal" officeooo:rsid="00179a52" officeooo:paragraph-rsid="002102cc" style:font-weight-asian="normal" style:font-weight-complex="normal"/>
    </style:style>
    <style:style style:name="P32" style:family="paragraph" style:parent-style-name="Standard">
      <style:text-properties fo:color="#3333ff" style:text-underline-style="none" fo:font-weight="normal" officeooo:rsid="00179a52" officeooo:paragraph-rsid="0025285d" style:font-weight-asian="normal" style:font-weight-complex="normal"/>
    </style:style>
    <style:style style:name="P33" style:family="paragraph" style:parent-style-name="Standard">
      <style:text-properties fo:color="#3333ff" style:text-underline-style="none" fo:font-weight="normal" officeooo:rsid="00179a52" officeooo:paragraph-rsid="002767c7" style:font-weight-asian="normal" style:font-weight-complex="normal"/>
    </style:style>
    <style:style style:name="P34" style:family="paragraph" style:parent-style-name="Standard">
      <style:text-properties fo:color="#3333ff" style:text-underline-style="none" fo:font-weight="normal" officeooo:rsid="00179a52" officeooo:paragraph-rsid="0027ab24" style:font-weight-asian="normal" style:font-weight-complex="normal"/>
    </style:style>
    <style:style style:name="P35" style:family="paragraph" style:parent-style-name="Standard">
      <style:text-properties fo:color="#3333ff" style:text-underline-style="none" fo:font-weight="normal" officeooo:rsid="000238ed" officeooo:paragraph-rsid="001db8cf" style:font-weight-asian="normal" style:font-weight-complex="normal"/>
    </style:style>
    <style:style style:name="P36" style:family="paragraph" style:parent-style-name="Heading_20_2">
      <style:paragraph-properties fo:text-align="center" style:justify-single-word="false"/>
    </style:style>
    <style:style style:name="T1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2" style:family="text">
      <style:text-properties fo:font-size="15pt" style:text-underline-style="solid" style:text-underline-width="auto" style:text-underline-color="font-color" fo:font-weight="bold" officeooo:rsid="000d9f3d" style:font-size-asian="15pt" style:font-weight-asian="bold" style:font-size-complex="15pt" style:font-weight-complex="bold"/>
    </style:style>
    <style:style style:name="T3" style:family="text">
      <style:text-properties fo:font-size="15pt" style:text-underline-style="solid" style:text-underline-width="auto" style:text-underline-color="font-color" fo:font-weight="bold" officeooo:rsid="00309958" style:font-size-asian="15pt" style:font-weight-asian="bold" style:font-size-complex="15pt" style:font-weight-complex="bold"/>
    </style:style>
    <style:style style:name="T4" style:family="text">
      <style:text-properties fo:color="#800000"/>
    </style:style>
    <style:style style:name="T5" style:family="text">
      <style:text-properties fo:color="#800000" officeooo:rsid="000eb480"/>
    </style:style>
    <style:style style:name="T6" style:family="text">
      <style:text-properties fo:color="#800000" officeooo:rsid="00078509"/>
    </style:style>
    <style:style style:name="T7" style:family="text">
      <style:text-properties fo:color="#800000" officeooo:rsid="0021fbcc"/>
    </style:style>
    <style:style style:name="T8" style:family="text">
      <style:text-properties fo:color="#800000" officeooo:rsid="0037d2bb"/>
    </style:style>
    <style:style style:name="T9" style:family="text">
      <style:text-properties fo:color="#800000" officeooo:rsid="00368ee6"/>
    </style:style>
    <style:style style:name="T10" style:family="text">
      <style:text-properties fo:color="#800000" officeooo:rsid="0003d2a8"/>
    </style:style>
    <style:style style:name="T11" style:family="text">
      <style:text-properties fo:color="#800000" officeooo:rsid="0005e4cf"/>
    </style:style>
    <style:style style:name="T12" style:family="text">
      <style:text-properties fo:color="#800000" officeooo:rsid="000ed2dc"/>
    </style:style>
    <style:style style:name="T13" style:family="text">
      <style:text-properties fo:color="#800000" officeooo:rsid="0005e7bf"/>
    </style:style>
    <style:style style:name="T14" style:family="text">
      <style:text-properties fo:color="#800000" officeooo:rsid="0007e261"/>
    </style:style>
    <style:style style:name="T15" style:family="text">
      <style:text-properties fo:color="#800000" officeooo:rsid="0009eea1"/>
    </style:style>
    <style:style style:name="T16" style:family="text">
      <style:text-properties fo:color="#800000" officeooo:rsid="000aa704"/>
    </style:style>
    <style:style style:name="T17" style:family="text">
      <style:text-properties fo:color="#800000" officeooo:rsid="000832c9"/>
    </style:style>
    <style:style style:name="T18" style:family="text">
      <style:text-properties fo:color="#800000" officeooo:rsid="002a0c15"/>
    </style:style>
    <style:style style:name="T19" style:family="text">
      <style:text-properties fo:color="#800000" officeooo:rsid="002c43d0"/>
    </style:style>
    <style:style style:name="T20" style:family="text">
      <style:text-properties fo:color="#800000" officeooo:rsid="0031756b"/>
    </style:style>
    <style:style style:name="T21" style:family="text">
      <style:text-properties fo:color="#800000" officeooo:rsid="0031cd95"/>
    </style:style>
    <style:style style:name="T22" style:family="text">
      <style:text-properties fo:color="#800000" officeooo:rsid="00327396"/>
    </style:style>
    <style:style style:name="T23" style:family="text">
      <style:text-properties fo:color="#800000" officeooo:rsid="0033cd1b"/>
    </style:style>
    <style:style style:name="T24" style:family="text">
      <style:text-properties fo:color="#990000" officeooo:rsid="0005e7bf"/>
    </style:style>
    <style:style style:name="T25" style:family="text">
      <style:text-properties fo:color="#990000" officeooo:rsid="000eb480"/>
    </style:style>
    <style:style style:name="T26" style:family="text">
      <style:text-properties fo:color="#990000" officeooo:rsid="000ed2dc"/>
    </style:style>
    <style:style style:name="T27" style:family="text">
      <style:text-properties fo:color="#990000" officeooo:rsid="002aa7fa"/>
    </style:style>
    <style:style style:name="T28" style:family="text">
      <style:text-properties style:use-window-font-color="true"/>
    </style:style>
    <style:style style:name="T29" style:family="text">
      <style:text-properties style:use-window-font-color="true" officeooo:rsid="0005e7bf"/>
    </style:style>
    <style:style style:name="T30" style:family="text">
      <style:text-properties style:use-window-font-color="true" officeooo:rsid="0007e261"/>
    </style:style>
    <style:style style:name="T31" style:family="text">
      <style:text-properties style:use-window-font-color="true" officeooo:rsid="002c43d0"/>
    </style:style>
    <style:style style:name="T32" style:family="text">
      <style:text-properties officeooo:rsid="000ed2dc"/>
    </style:style>
    <style:style style:name="T33" style:family="text">
      <style:text-properties officeooo:rsid="00368ee6"/>
    </style:style>
    <style:style style:name="T34" style:family="text">
      <style:text-properties officeooo:rsid="0007e261"/>
    </style:style>
    <style:style style:name="T35" style:family="text">
      <style:text-properties officeooo:rsid="00179a52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officeooo:rsid="0018334d"/>
    </style:style>
    <style:style style:name="T38" style:family="text">
      <style:text-properties fo:color="#3333ff"/>
    </style:style>
    <style:style style:name="T39" style:family="text">
      <style:text-properties fo:color="#3333ff" officeooo:rsid="0018334d"/>
    </style:style>
    <style:style style:name="T40" style:family="text">
      <style:text-properties officeooo:rsid="001c2d44"/>
    </style:style>
    <style:style style:name="T41" style:family="text">
      <style:text-properties officeooo:rsid="001db8cf"/>
    </style:style>
    <style:style style:name="T42" style:family="text">
      <style:text-properties officeooo:rsid="001e4508"/>
    </style:style>
    <style:style style:name="T43" style:family="text">
      <style:text-properties officeooo:rsid="00201769"/>
    </style:style>
    <style:style style:name="T44" style:family="text">
      <style:text-properties officeooo:rsid="0025285d"/>
    </style:style>
    <style:style style:name="T45" style:family="text">
      <style:text-properties officeooo:rsid="002767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2"><text:bookmark-start text:name="__RefHeading___Toc930_1004859913"/><text:span text:style-name="T1">USER</text:span><text:span text:style-name="T2">S STORIES</text:span><text:bookmark-end text:name="__RefHeading___Toc930_1004859913"/></text:h>
      <text:p text:style-name="P15"/>
      <text:p text:style-name="P10">En tant que <text:span text:style-name="T4">nouvel utilisateur</text:span></text:p>
      <text:p text:style-name="P10">Je peux <text:span text:style-name="T4">m’inscrire sur le site</text:span></text:p>
      <text:p text:style-name="P10">Afin d’<text:span text:style-name="T4">être capable de me connecter</text:span></text:p>
      <text:p text:style-name="P23"><text:span text:style-name="T35">P</text:span>RIO : 1</text:p>
      <text:p text:style-name="P10"><text:span text:style-name="T4"/></text:p>
      <text:p text:style-name="P9">En tant qu’<text:span text:style-name="T4">utilisateur</text:span></text:p>
      <text:p text:style-name="P9">Je peux <text:span text:style-name="T4">me connecter sur le site</text:span></text:p>
      <text:p text:style-name="P9">Afin d’<text:span text:style-name="T4">utiliser les services du site</text:span></text:p>
      <text:p text:style-name="P24">PRIO : 1</text:p>
      <text:p text:style-name="P25"><text:span text:style-name="T37">REQUIS </text:span>: <text:span text:style-name="T37">Inscription</text:span></text:p>
      <text:p text:style-name="P2"/>
      <text:p text:style-name="P9">En tant qu’<text:span text:style-name="T4">utilisateur</text:span></text:p>
      <text:p text:style-name="P9">Je peux<text:span text:style-name="T24"> </text:span><text:span text:style-name="T25">me déconnecter du site</text:span></text:p>
      <text:p text:style-name="P9"><text:span text:style-name="T29">Afin de </text:span><text:span text:style-name="T5">quitter le site</text:span></text:p>
      <text:p text:style-name="P26">PRIO : 1</text:p>
      <text:p text:style-name="P20"><text:span text:style-name="T39">REQUIS </text:span><text:span text:style-name="T38">: </text:span><text:span text:style-name="T39">Connexion</text:span></text:p>
      <text:p text:style-name="P13"/>
      <text:p text:style-name="P9">En tant qu’<text:span text:style-name="T4">utilisateur</text:span></text:p>
      <text:p text:style-name="P9">Je peux <text:span text:style-name="T4">créer une question</text:span></text:p>
      <text:p text:style-name="P9">Afin de <text:span text:style-name="T4">la partager sur le site</text:span></text:p>
      <text:p text:style-name="P27">PRIO : <text:span text:style-name="T40">2</text:span></text:p>
      <text:p text:style-name="P27"><text:span text:style-name="T37">REQUIS </text:span>: /</text:p>
      <text:p text:style-name="P2"/>
      <text:p text:style-name="P9">En tant qu’<text:span text:style-name="T4">utilisateur</text:span></text:p>
      <text:p text:style-name="P9">Je peux <text:span text:style-name="T6">modifier une question que j’ai créé</text:span></text:p>
      <text:p text:style-name="P9"><text:span text:style-name="T28">Afin de </text:span><text:span text:style-name="T6">corriger une erreur</text:span></text:p>
      <text:p text:style-name="P28">PRIO : <text:span text:style-name="T41">2</text:span></text:p>
      <text:p text:style-name="P28"><text:span text:style-name="T37">REQUIS </text:span>: <text:span text:style-name="T41">Création + Accès à mes questions</text:span></text:p>
      <text:p text:style-name="P28"/>
      <text:p text:style-name="P11">En tant qu’<text:span text:style-name="T4">utilisateur</text:span></text:p>
      <text:p text:style-name="P11">Je peux <text:span text:style-name="T11">accéder aux questions que j’ai créé</text:span></text:p>
      <text:p text:style-name="P35"><text:span text:style-name="T28">Afin de </text:span><text:span text:style-name="T11">consulter, modifier ou supprimer celles-ci</text:span></text:p>
      <text:p text:style-name="P29">PRIO : <text:span text:style-name="T41">2</text:span></text:p>
      <text:p text:style-name="P29"><text:span text:style-name="T37">REQUIS </text:span>: /</text:p>
      <text:p text:style-name="P29"/>
      <text:p text:style-name="P9">En tant qu’<text:span text:style-name="T4">utilisateur</text:span></text:p>
      <text:p text:style-name="P9">Je peux <text:span text:style-name="T6">supprimer une question que j’ai créé</text:span></text:p>
      <text:p text:style-name="P9"><text:span text:style-name="T28">Afin de </text:span><text:span text:style-name="T6">ne plus l’afficher sur le site</text:span></text:p>
      <text:p text:style-name="P29">PRIO : <text:span text:style-name="T42">2</text:span></text:p>
      <text:p text:style-name="P30"><text:span text:style-name="T37">REQUIS </text:span>: <text:span text:style-name="T41">Création + Accès à mes questions</text:span></text:p>
      <text:p text:style-name="P29"/>
      <text:p text:style-name="P9">En tant qu’<text:span text:style-name="T4">utilisateur</text:span></text:p>
      <text:p text:style-name="P9">Je peux <text:span text:style-name="T4">rechercher une question</text:span></text:p>
      <text:p text:style-name="P19">Afin de <text:span text:style-name="T7">voir la question et sa réponse</text:span></text:p>
      <text:p text:style-name="P31">PRIO : <text:span text:style-name="T42">2</text:span></text:p>
      <text:p text:style-name="P31"><text:span text:style-name="T37">REQUIS </text:span>: /</text:p>
      <text:p text:style-name="P9"><text:soft-page-break/>En tant qu’<text:span text:style-name="T4">utilisateur</text:span></text:p>
      <text:p text:style-name="P9">Je peux <text:span text:style-name="T4">noter une question</text:span></text:p>
      <text:p text:style-name="P9"><text:span text:style-name="T28">Afin de</text:span><text:span text:style-name="T4"> d’améliorer le référencement de la question</text:span></text:p>
      <text:p text:style-name="P32">PRIO : <text:span text:style-name="T44">3</text:span></text:p>
      <text:p text:style-name="P32"><text:span text:style-name="T37">REQUIS </text:span>: /</text:p>
      <text:p text:style-name="P2"/>
      <text:p text:style-name="P9">En tant qu’<text:span text:style-name="T4">utilisateur</text:span></text:p>
      <text:p text:style-name="P9">Je peux <text:span text:style-name="T4">commenter une question</text:span></text:p>
      <text:p text:style-name="P9"><text:span text:style-name="T28">Afin de</text:span><text:span text:style-name="T4"> donner mon avis sur celle-ci</text:span></text:p>
      <text:p text:style-name="P33">PRIO : <text:span text:style-name="T44">3</text:span></text:p>
      <text:p text:style-name="P33"><text:span text:style-name="T37">REQUIS </text:span>: /</text:p>
      <text:p text:style-name="P33"/>
      <text:p text:style-name="P9">En tant qu’<text:span text:style-name="T4">utilisateur</text:span></text:p>
      <text:p text:style-name="P9">Je peux<text:span text:style-name="T24"> </text:span><text:span text:style-name="T26">partager une question avec un autre utilisateur</text:span></text:p>
      <text:p text:style-name="P4"><text:span text:style-name="T29">Afin de </text:span><text:span text:style-name="T32">lui faire découvrir la question</text:span></text:p>
      <text:p text:style-name="P33">PRIO : <text:span text:style-name="T44">3</text:span></text:p>
      <text:p text:style-name="P33"><text:span text:style-name="T37">REQUIS </text:span>: /</text:p>
      <text:p text:style-name="P33"/>
      <text:p text:style-name="P9">En tant qu’<text:span text:style-name="T8">utilisateur</text:span></text:p>
      <text:p text:style-name="P9">Je peux <text:span text:style-name="T9">signaler un contenu inapproprié </text:span></text:p>
      <text:p text:style-name="P2"><text:span text:style-name="T29">Afin de </text:span><text:span text:style-name="T33">voir supprimé ou modifié par la suite le contenu</text:span></text:p>
      <text:p text:style-name="P33">PRIO : <text:span text:style-name="T45">3</text:span></text:p>
      <text:p text:style-name="P33"><text:span text:style-name="T37">REQUIS </text:span>: /</text:p>
      <text:p text:style-name="P33"/>
      <text:p text:style-name="P9">En tant qu’<text:span text:style-name="T4">utilisateur</text:span></text:p>
      <text:p text:style-name="P9">Je peux <text:span text:style-name="T4">accéder aux dernières questions crées par les utilisateurs</text:span></text:p>
      <text:p text:style-name="P9"><text:span text:style-name="T28">Afin de</text:span><text:span text:style-name="T4"> </text:span><text:span text:style-name="T10">consulter les dernières nouveautés de questions</text:span><text:span text:style-name="T4"> </text:span></text:p>
      <text:p text:style-name="P34">PRIO : <text:span text:style-name="T44">3</text:span></text:p>
      <text:p text:style-name="P34"><text:span text:style-name="T37">REQUIS </text:span>: /</text:p>
      <text:p text:style-name="P34"/>
      <text:p text:style-name="P9">En tant qu’<text:span text:style-name="T4">utilisateur</text:span></text:p>
      <text:p text:style-name="P9">Je peux<text:span text:style-name="T24"> </text:span><text:span text:style-name="T25">envoyer et recevoir des messages d'un autre utilisateur</text:span></text:p>
      <text:p text:style-name="P19"><text:span text:style-name="T29">Afin de </text:span><text:span text:style-name="T5">communiquer avec celui-ci</text:span></text:p>
      <text:p text:style-name="P5"/>
      <text:p text:style-name="P9">En tant qu’<text:span text:style-name="T4">utilisateur</text:span></text:p>
      <text:p text:style-name="P9">Je peux<text:span text:style-name="T24"> </text:span><text:span text:style-name="T26">accéder à mes messages</text:span></text:p>
      <text:p text:style-name="P19"><text:span text:style-name="T29">Afin de </text:span><text:span text:style-name="T5">voir les </text:span><text:span text:style-name="T12">messages reçus et envoyés</text:span></text:p>
      <text:p text:style-name="P14"/>
      <text:p text:style-name="P9">En tant qu’<text:span text:style-name="T4">utilisateur</text:span></text:p>
      <text:p text:style-name="P9">Je peux<text:span text:style-name="T24"> </text:span><text:span text:style-name="T25">accéder à mes notifications</text:span></text:p>
      <text:p text:style-name="P19"><text:span text:style-name="T29">Afin de </text:span><text:span text:style-name="T5">voir les nouveaux commentaires et notes de mes questions</text:span></text:p>
      <text:p text:style-name="P14"/>
      <text:p text:style-name="P9">En tant qu’<text:span text:style-name="T4">utilisateur</text:span></text:p>
      <text:p text:style-name="P9">Je peux<text:span text:style-name="T24"> </text:span><text:span text:style-name="T25">ajouter un utilisateur à mes amis</text:span></text:p>
      <text:p text:style-name="P19"><text:span text:style-name="T29">Afin de </text:span><text:span text:style-name="T5">l'ajouter à ma liste d'amis</text:span></text:p>
      <text:p text:style-name="P5"/>
      <text:p text:style-name="P9">En tant qu’<text:span text:style-name="T4">utilisateur</text:span></text:p>
      <text:p text:style-name="P9">Je peux<text:span text:style-name="T24"> </text:span><text:span text:style-name="T25">supprimer un utilisateur de mes amis</text:span></text:p>
      <text:p text:style-name="P9"><text:span text:style-name="T29">Afin de </text:span><text:span text:style-name="T5">le supprimer de ma liste d'amis</text:span></text:p>
      <text:p text:style-name="P9"><text:soft-page-break/></text:p>
      <text:p text:style-name="P9">En tant qu’<text:span text:style-name="T4">utilisateur</text:span></text:p>
      <text:p text:style-name="P9">Je peux<text:span text:style-name="T24"> </text:span><text:span text:style-name="T25">suivre un utilisateur</text:span></text:p>
      <text:p text:style-name="P19"><text:span text:style-name="T29">Afin de </text:span><text:span text:style-name="T5">suivre ses nouveaux contenus</text:span></text:p>
      <text:p text:style-name="P14"/>
      <text:p text:style-name="P9">En tant qu’<text:span text:style-name="T4">utilisateur</text:span></text:p>
      <text:p text:style-name="P9">Je peux<text:span text:style-name="T24"> </text:span><text:span text:style-name="T25">accéder à mon profil</text:span></text:p>
      <text:p text:style-name="P9"><text:span text:style-name="T29">Afin de </text:span><text:span text:style-name="T5">voir les données de mon profil</text:span></text:p>
      <text:p text:style-name="P3"/>
      <text:p text:style-name="P9">En tant qu’<text:span text:style-name="T4">utilisateur</text:span></text:p>
      <text:p text:style-name="P9">Je peux<text:span text:style-name="T24"> </text:span><text:span text:style-name="T25">modifier les données de mon profil</text:span></text:p>
      <text:p text:style-name="P19"><text:span text:style-name="T29">Afin de </text:span><text:span text:style-name="T5">mettre à jour mon profil</text:span></text:p>
      <text:p text:style-name="P16"/>
      <text:p text:style-name="P9">En tant qu’<text:span text:style-name="T4">utilisateur</text:span></text:p>
      <text:p text:style-name="P9">Je peux <text:span text:style-name="T13">créer un questionnaire</text:span></text:p>
      <text:p text:style-name="P9"><text:span text:style-name="T28">Afin de </text:span><text:span text:style-name="T13">stocker les questions</text:span></text:p>
      <text:p text:style-name="P6"/>
      <text:p text:style-name="P9">En tant qu’<text:span text:style-name="T4">utilisateur</text:span></text:p>
      <text:p text:style-name="P9">Je peu<text:span text:style-name="T34">x</text:span><text:span text:style-name="T24"> </text:span><text:span text:style-name="T14">modifier </text:span><text:span text:style-name="T13">un questionnaire</text:span></text:p>
      <text:p text:style-name="P9"><text:span text:style-name="T29">Afin de</text:span><text:span text:style-name="T24"> </text:span><text:span text:style-name="T14">corriger les erreurs dans celui-ci</text:span></text:p>
      <text:p text:style-name="P17"/>
      <text:p text:style-name="P9">En tant qu’<text:span text:style-name="T4">utilisateur</text:span></text:p>
      <text:p text:style-name="P9">Je peux <text:span text:style-name="T15">ajouter </text:span><text:span text:style-name="T4">une question à </text:span><text:span text:style-name="T16">l</text:span><text:span text:style-name="T15">’un de mes questionnaire</text:span></text:p>
      <text:p text:style-name="P9">Afin de <text:span text:style-name="T6">constituer</text:span><text:span text:style-name="T15"> </text:span><text:span text:style-name="T16">celui-ci</text:span></text:p>
      <text:p text:style-name="P16"/>
      <text:p text:style-name="P9">En tant qu’<text:span text:style-name="T4">utilisateur</text:span></text:p>
      <text:p text:style-name="P9">Je peux <text:span text:style-name="T6">supprimer une question à </text:span><text:span text:style-name="T16">l</text:span><text:span text:style-name="T15">’un de mes questionnaire</text:span></text:p>
      <text:p text:style-name="P9"><text:span text:style-name="T30">Afin de </text:span><text:span text:style-name="T15">modifier mon questionnaire</text:span></text:p>
      <text:p text:style-name="P18"/>
      <text:p text:style-name="P9">En tant qu’<text:span text:style-name="T4">utilisateur</text:span></text:p>
      <text:p text:style-name="P9">Je peux<text:span text:style-name="T24"> </text:span><text:span text:style-name="T17">supprimer </text:span><text:span text:style-name="T13">un questionnaire</text:span></text:p>
      <text:p text:style-name="P9"><text:span text:style-name="T29">Afin de </text:span><text:span text:style-name="T17">ne plus l’afficher sur le site</text:span></text:p>
      <text:p text:style-name="P3"/>
      <text:p text:style-name="P9">En tant qu’<text:span text:style-name="T4">utilisateur</text:span></text:p>
      <text:p text:style-name="P9">Je peu<text:span text:style-name="T34">x</text:span><text:span text:style-name="T24"> </text:span><text:span text:style-name="T18">affecter un nombre de points à une question de mon questionnaire</text:span></text:p>
      <text:p text:style-name="P9"><text:span text:style-name="T29">Afin de</text:span><text:span text:style-name="T24"> </text:span><text:span text:style-name="T18">déterminer sa valeur en points</text:span></text:p>
      <text:p text:style-name="P3"/>
      <text:p text:style-name="P9">En tant qu’<text:span text:style-name="T4">utilisateur</text:span></text:p>
      <text:p text:style-name="P9">Je peux<text:span text:style-name="T24"> </text:span><text:span text:style-name="T26">créer un document contenant un questionnaire</text:span></text:p>
      <text:p text:style-name="P9"><text:span text:style-name="T29">Afin de </text:span><text:span text:style-name="T12">le sauvegarder sur son périphérique ou l'imprimer</text:span></text:p>
      <text:p text:style-name="P1"/>
      <text:p text:style-name="P9">En tant qu’<text:span text:style-name="T4">utilisateur</text:span></text:p>
      <text:p text:style-name="P9">Je peux<text:span text:style-name="T24"> </text:span><text:span text:style-name="T26">créer un </text:span><text:span text:style-name="T27">questionnaire Google form à partir de mon questionnaire</text:span></text:p>
      <text:p text:style-name="P9"><text:span text:style-name="T29">Afin d</text:span><text:span text:style-name="T31">'</text:span><text:span text:style-name="T19">obtenir un lien Google Form du questionnaire</text:span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pan text:style-name="T3">ADMINISTRATEUR</text:span><text:span text:style-name="T1"> :</text:span></text:p>
      <text:p text:style-name="P12"/>
      <text:p text:style-name="P9">En tant qu’<text:span text:style-name="T20">administrateur</text:span></text:p>
      <text:p text:style-name="P9">Je peux <text:span text:style-name="T20">supprimer un </text:span><text:span text:style-name="T21">contenu</text:span><text:span text:style-name="T20"> </text:span><text:span text:style-name="T21">inapproprié</text:span></text:p>
      <text:p text:style-name="P21">Afin de <text:span text:style-name="T21">supprimer le contenu </text:span><text:span text:style-name="T22">du</text:span><text:span text:style-name="T21"> site</text:span></text:p>
      <text:p text:style-name="P22"/>
      <text:p text:style-name="P9">En tant qu’<text:span text:style-name="T23">administrateur</text:span></text:p>
      <text:p text:style-name="P9">Je peux <text:span text:style-name="T23">supprimer un compte utilisateur</text:span></text:p>
      <text:p text:style-name="P9"><text:span text:style-name="T29">Afin de </text:span><text:span text:style-name="T23">supprimer les informations personnelles, les contenus et le compte de l'utilisateur</text:span></text:p>
      <text:p text:style-name="P8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5:05:44.121742623</meta:creation-date>
    <dc:date>2018-05-15T15:31:54.671669547</dc:date>
    <meta:editing-duration>PT26M2S</meta:editing-duration>
    <meta:editing-cycles>20</meta:editing-cycles>
    <meta:generator>LibreOffice/5.2.5.1$MacOSX_X86_64 LibreOffice_project/0312e1a284a7d50ca85a365c316c7abbf20a4d22</meta:generator>
    <meta:document-statistic meta:table-count="0" meta:image-count="0" meta:object-count="0" meta:page-count="4" meta:paragraph-count="120" meta:word-count="635" meta:character-count="3601" meta:non-whitespace-character-count="3084"/>
  </office:meta>
</office:document-meta>
</file>